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ub.setId( int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.Page( T su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ub.Sub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.setSub( T su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ssue96.xx_testCa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ub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.P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ub.Sub( int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ssue96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age.getSub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